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780dd" officeooo:paragraph-rsid="001780dd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780dd" officeooo:paragraph-rsid="001780dd" style:font-size-asian="17.5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1780dd" officeooo:paragraph-rsid="001780dd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paragraph-rsid="00193f39" style:font-size-asian="18pt" style:font-size-complex="18pt"/>
    </style:style>
    <style:style style:name="P5" style:family="paragraph" style:parent-style-name="Text_20_body">
      <style:text-properties officeooo:paragraph-rsid="001d3184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93f39"/>
    </style:style>
    <style:style style:name="P7" style:family="paragraph" style:parent-style-name="Text_20_body" style:list-style-name="L1">
      <style:paragraph-properties fo:margin-top="0in" fo:margin-bottom="0in" style:contextual-spacing="false" fo:text-align="start" style:justify-single-word="false"/>
    </style:style>
    <style:style style:name="P8" style:family="paragraph" style:parent-style-name="Text_20_body" style:list-style-name="L1">
      <style:paragraph-properties fo:text-align="start" style:justify-single-word="false"/>
    </style:style>
    <style:style style:name="P9" style:family="paragraph" style:parent-style-name="Text_20_body" style:list-style-name="L1">
      <style:paragraph-properties fo:text-align="start" style:justify-single-word="false"/>
      <style:text-properties fo:font-size="18pt" officeooo:rsid="001cb951" officeooo:paragraph-rsid="001cb951" style:font-size-asian="18pt" style:font-size-complex="18pt"/>
    </style:style>
    <style:style style:name="P10" style:family="paragraph" style:parent-style-name="Text_20_body" style:list-style-name="L1">
      <style:paragraph-properties fo:text-align="justify" style:justify-single-word="false"/>
      <style:text-properties fo:font-size="18pt" officeooo:paragraph-rsid="001d3184" style:font-size-asian="18pt" style:font-size-complex="18pt"/>
    </style:style>
    <style:style style:name="P11" style:family="paragraph" style:parent-style-name="Text_20_body" style:list-style-name="L2">
      <style:paragraph-properties fo:text-align="justify" style:justify-single-word="false"/>
      <style:text-properties fo:font-size="18pt" officeooo:rsid="001d3184" officeooo:paragraph-rsid="001d3184" style:font-size-asian="18pt" style:font-size-complex="18pt"/>
    </style:style>
    <style:style style:name="P12" style:family="paragraph" style:parent-style-name="Text_20_body" style:list-style-name="L2">
      <style:paragraph-properties fo:margin-top="0in" fo:margin-bottom="0in" style:contextual-spacing="false"/>
      <style:text-properties fo:font-size="18pt" style:font-size-asian="18pt" style:font-size-complex="18pt"/>
    </style:style>
    <style:style style:name="P13" style:family="paragraph" style:parent-style-name="Text_20_body" style:list-style-name="L2">
      <style:text-properties fo:font-size="18pt" style:font-size-asian="18pt" style:font-size-complex="18pt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paragraph-rsid="001d3184"/>
    </style:style>
    <style:style style:name="P15" style:family="paragraph" style:parent-style-name="Text_20_body" style:list-style-name="L2">
      <style:text-properties officeooo:paragraph-rsid="001d3184"/>
    </style:style>
    <style:style style:name="P16" style:family="paragraph" style:parent-style-name="Text_20_body">
      <style:paragraph-properties fo:text-align="center" style:justify-single-word="false"/>
      <style:text-properties officeooo:rsid="001ed451" officeooo:paragraph-rsid="00208bee"/>
    </style:style>
    <style:style style:name="P17" style:family="paragraph" style:parent-style-name="Text_20_body">
      <style:text-properties officeooo:rsid="001ed451" officeooo:paragraph-rsid="001d3184"/>
    </style:style>
    <style:style style:name="P18" style:family="paragraph" style:parent-style-name="Text_20_body">
      <style:text-properties officeooo:paragraph-rsid="001d3184"/>
    </style:style>
    <style:style style:name="T1" style:family="text">
      <style:text-properties officeooo:rsid="001780d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officeooo:rsid="001cb951"/>
    </style:style>
    <style:style style:name="T5" style:family="text">
      <style:text-properties officeooo:rsid="001d318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1cb951" style:font-size-asian="18pt" style:font-size-complex="18pt"/>
    </style:style>
    <style:style style:name="T9" style:family="text">
      <style:text-properties fo:font-size="18pt" officeooo:rsid="001d3184" style:font-size-asian="18pt" style:font-size-complex="18pt"/>
    </style:style>
    <style:style style:name="T10" style:family="text">
      <style:text-properties fo:font-size="18pt" officeooo:rsid="001e12fd" style:font-size-asian="18pt" style:font-size-complex="18pt"/>
    </style:style>
    <style:style style:name="T11" style:family="text">
      <style:text-properties fo:font-size="18pt" officeooo:rsid="001f8e6a" style:font-size-asian="18pt" style:font-size-complex="18pt"/>
    </style:style>
    <style:style style:name="T12" style:family="text">
      <style:text-properties fo:font-size="18pt" officeooo:rsid="00208bee" style:font-size-asian="18pt" style:font-size-complex="18pt"/>
    </style:style>
    <style:style style:name="T13" style:family="text">
      <style:text-properties fo:font-size="18pt" officeooo:rsid="0021cb21" style:font-size-asian="18pt" style:font-size-complex="18pt"/>
    </style:style>
    <style:style style:name="T14" style:family="text">
      <style:text-properties fo:font-size="18pt" fo:font-style="italic" officeooo:rsid="001e12fd" style:font-size-asian="18pt" style:font-style-asian="italic" style:font-size-complex="18pt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DEVOPS </text:p>
      <text:p text:style-name="P1">Mateusz Para 14595</text:p>
      <text:p text:style-name="P1">Informatyka stosowana niestacjonarna</text:p>
      <text:p text:style-name="P1"/>
      <text:p text:style-name="P2">Wstęp.</text:p>
      <text:p text:style-name="P2"/>
      <text:p text:style-name="P3">Cel projektu: Celem projektu jest wykorzystanie narzędzi DevOps w praktyce poprzez stworzenie i zarządzanie prostą aplikacją webową. Projekt ma obejmować kluczowe aspekty zarządzania kodem źródłowym, konteneryzacji applikacji oraz procesu CI. </text:p>
      <text:p text:style-name="P3"/>
      <text:p text:style-name="P4"><text:span text:style-name="T1">Pierwszym krokiem jaki wykonałem podczas reazlizacji projektu był wybór języka którym posłużę się do stworzenia prostej aplikacji webowej. Moim wyborem został flask. Czym jest flask?</text:span>Flask to mikroframework webowy dla języka Python, który jest lekki, elastyczny i łatwy w użyciu. Został zaprojektowany, aby umożliwić szybkie tworzenie aplikacji internetowych i API. <text:span text:style-name="T4">J</text:span>ego kluczowe cecha<text:span text:style-name="T4">mi są między innymi</text:span>: </text:p>
      <text:list text:style-name="L1">
        <text:list-header>
          <text:p text:style-name="P6"><text:span text:style-name="Strong_20_Emphasis"><text:span text:style-name="T2"/></text:span></text:p>
        </text:list-header>
        <text:list-item>
          <text:p text:style-name="P6"><text:span text:style-name="Strong_20_Emphasis"><text:span text:style-name="T3">Lekkość</text:span></text:span><text:span text:style-name="T3">: Flask jest minimalistyczny i nie narzuca z góry konkretnej struktury aplikacji, dzięki czemu daje dużą swobodę programistom.</text:span></text:p>
        </text:list-item>
        <text:list-item>
          <text:p text:style-name="P7"><text:span text:style-name="Strong_20_Emphasis"><text:span text:style-name="T3">Rozszerzalność</text:span></text:span><text:span text:style-name="T3">: Posiada wiele wtyczek i rozszerzeń, które można łatwo zintegrować, np. Flask-SQLAlchemy dla obsługi baz danych.</text:span></text:p>
        </text:list-item>
        <text:list-item>
          <text:p text:style-name="P7"><text:span text:style-name="Strong_20_Emphasis"><text:span text:style-name="T3">Wsparcie dla Jinja2</text:span></text:span><text:span text:style-name="T3">: Używa potężnego systemu szablonów Jinja2, który pozwala generować dynamiczne strony HTML.</text:span></text:p>
        </text:list-item>
        <text:list-item>
          <text:p text:style-name="P7"><text:span text:style-name="Strong_20_Emphasis"><text:span text:style-name="T3">Wbudowany serwer developerski</text:span></text:span><text:span text:style-name="T3">: Idealny do testowania i debugowania aplikacji podczas rozwoju.</text:span></text:p>
        </text:list-item>
        <text:list-item>
          <text:p text:style-name="P8"><text:span text:style-name="Strong_20_Emphasis"><text:span text:style-name="T3">Obsługa routing</text:span></text:span><text:span text:style-name="T3">: Pozwala na definiowanie tras i obsługę żądań HTTP (GET, POST itd.) w prosty sposób. </text:span></text:p>
          <text:p text:style-name="P9"><text:soft-page-break/>Kolejnym elementem mojego stacku technologicznego jest nginx.</text:p>
          <text:p text:style-name="P14"><text:span text:style-name="Strong_20_Emphasis"><text:span text:style-name="T8">NGINX</text:span></text:span><text:span text:style-name="T8"> to wszechstronny, wysokowydajny serwer HTTP oraz serwer reverse proxy, który często jest również używany jako load balancer (rozpływ obciążenia) i serwer proxy dla protokołu e-mail (IMAP/POP3/SMTP). Został stworzony w celu obsługi dużej liczby jednoczesnych połączeń z wysoką wydajnością i niskim zużyciem zasobów. </text:span></text:p>
          <text:p text:style-name="P10"><text:span text:style-name="T5">Głównym powodem tego wybory była jedna z cech charakterystycznych aplikacji a mianowicie fakt że </text:span>NGINX działa jako pośrednik między klientem (np. przeglądarką) a serwerem aplikacji, przekazując żądania HTTP do serwerów w tle (np. <text:span text:style-name="T6">Flask</text:span>, Django czy Node.js). <text:span text:style-name="T5">Flask posiada wbudowany automatyczny serwer developerski jednak nie służy on do użytku w środowiskach deweloperskich z takich powodów jak:</text:span></text:p>
        </text:list-item>
      </text:list>
      <text:list text:style-name="L2">
        <text:list-item>
          <text:p text:style-name="P11">Nie jest zoptymalizowany pod kątem wydajności.</text:p>
        </text:list-item>
        <text:list-item>
          <text:p text:style-name="P12">Nie radzi sobie dobrze z dużą liczbą równoczesnych połączeń.</text:p>
        </text:list-item>
        <text:list-item>
          <text:p text:style-name="P13">Nie oferuje wsparcia dla wielu istotnych funkcji produkcyjnych, takich jak zarządzanie ruchem czy certyfikaty SSL/TLS. </text:p>
          <text:p text:style-name="P15"><text:span text:style-name="T9">Nginx jest również przydatny z innych powodów takich </text:span><text:span text:style-name="T11">jak</text:span><text:span text:style-name="T9"> </text:span><text:span text:style-name="T10">bezpieczeństwo oraz </text:span><text:span text:style-name="T14">Load Balance</text:span><text:span text:style-name="T10"> (</text:span><text:span text:style-name="T7">równoważenie obciążenia między kilkoma serwerami w środowisku skalowalnym</text:span><text:span text:style-name="T10">).</text:span></text:p>
        </text:list-item>
      </text:list>
      <text:p text:style-name="P17"><text:span text:style-name="T12"/></text:p>
      <text:p text:style-name="P16"><text:span text:style-name="T12"/></text:p>
      <text:p text:style-name="P16"><text:soft-page-break/><text:span text:style-name="T13">Czym jest CI/CD ?</text:span></text:p>
      <text:p text:style-name="P5"><text:span text:style-name="T13">C</text:span><text:span text:style-name="T10">I/CD </text:span><text:span text:style-name="T13">oznacza w skrócie</text:span><text:span text:style-name="T10"> </text:span><text:span text:style-name="Strong_20_Emphasis"><text:span text:style-name="T10">Continuous Integration (CI)</text:span></text:span><text:span text:style-name="T10"> i </text:span><text:span text:style-name="Strong_20_Emphasis"><text:span text:style-name="T10">Continuous Deployment/Delivery (CD)</text:span></text:span><text:span text:style-name="T10">. Jest to praktyka oraz zestaw narzędzi stosowanych w inżynierii oprogramowania, które umożliwiają automatyzację procesu budowy, testowania i wdrażania aplikacji.</text:span></text:p>
      <text:p text:style-name="P5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00:32:39.696000000</meta:creation-date>
    <dc:date>2025-01-05T02:21:17.678420865</dc:date>
    <meta:editing-duration>PT24M41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3" meta:paragraph-count="21" meta:word-count="373" meta:character-count="2737" meta:non-whitespace-character-count="2391"/>
  </office:meta>
</office:document-meta>
</file>